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paragraph-properties fo:text-align="center" style:justify-single-word="false"/>
      <style:text-properties fo:font-weight="normal" style:font-weight-asian="normal" style:font-weight-complex="normal"/>
    </style:style>
    <style:style style:name="P5" style:family="paragraph" style:parent-style-name="Standard">
      <style:paragraph-properties fo:text-align="start" style:justify-single-word="false"/>
      <style:text-properties fo:font-weight="normal" style:font-weight-asian="normal" style:font-weight-complex="normal"/>
    </style:style>
    <style:style style:name="P6" style:family="paragraph" style:parent-style-name="Standard" style:list-style-name="L1">
      <style:paragraph-properties fo:text-align="start" style:justify-single-word="false"/>
      <style:text-properties fo:font-weight="normal" style:font-weight-asian="normal" style:font-weight-complex="normal"/>
    </style:style>
    <style:style style:name="P7" style:family="paragraph" style:parent-style-name="Standard" style:list-style-name="L3">
      <style:paragraph-properties fo:text-align="start" style:justify-single-word="false"/>
      <style:text-properties fo:font-weight="normal" style:font-weight-asian="normal" style:font-weight-complex="normal"/>
    </style:style>
    <style:style style:name="P8" style:family="paragraph" style:parent-style-name="Standard">
      <style:paragraph-properties fo:text-align="start" style:justify-single-word="false"/>
      <style:text-properties fo:font-weight="bold" style:font-weight-asian="bold" style:font-weight-complex="bold"/>
    </style:style>
    <style:style style:name="P9" style:family="paragraph" style:parent-style-name="Standard" style:list-style-name="L2">
      <style:paragraph-properties fo:text-align="start" style:justify-single-word="false"/>
      <style:text-properties fo:font-weight="bold" style:font-weight-asian="bold" style:font-weight-complex="bold"/>
    </style:style>
    <style:style style:name="P10" style:family="paragraph" style:parent-style-name="Standard">
      <style:paragraph-properties fo:text-align="center" style:justify-single-word="false"/>
      <style:text-properties fo:font-weight="bold" style:font-weight-asian="bold" style:font-weight-complex="bold"/>
    </style:style>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kt i implementacja aplikacji internetowej wspomagającej przeprowadzki z wykorzystaniem narzędzi języka Python</text:p>
      <text:p text:style-name="P1"/>
      <text:p text:style-name="P2">Streszczenie</text:p>
      <text:p text:style-name="P3"><text:tab/>Celem mojej pracy dyplomowej jest opracowanie projektu systemu wspomagającego przeprowadzki oraz jego implementacja w formie aplikacji internetowej. System umożliwia zarządzanie kontami użytkowników/firm, zarządzanie ogłoszeniami oraz zaawansowaną wyszukiwarkę ogłoszeń bazującą na szerokich preferencjach użytkownika.</text:p>
      <text:p text:style-name="P3"><text:tab/>W niniejszej pracy zawarty jest przegląd podobnych serwisów internetowych lub aplikacji mobilnych oraz specyfikację wykorzystanych technologii oraz języków programowania.</text:p>
      <text:p text:style-name="P3"><text:tab/>Projekt został szczegółowo zilustrowany w postaci wykresów oraz diagramów, a implementacja została przedstawiona poprzez kody źródłowe oraz zrzuty ekranów poszczególnych funkcjonalności.</text:p>
      <text:p text:style-name="P3"/>
      <text:p text:style-name="P2">Słowa kluczowe:</text:p>
      <text:list xml:id="list3411162766654144720" text:style-name="L1">
        <text:list-item>
          <text:p text:style-name="P6">Aplikacja internetowa</text:p>
        </text:list-item>
        <text:list-item>
          <text:p text:style-name="P6">Python</text:p>
        </text:list-item>
        <text:list-item>
          <text:p text:style-name="P6">Django</text:p>
        </text:list-item>
        <text:list-item>
          <text:p text:style-name="P6">Bootstrap</text:p>
        </text:list-item>
        <text:list-item>
          <text:p text:style-name="P6">SQLite</text:p>
        </text:list-item>
        <text:list-item>
          <text:p text:style-name="P6">Google Maps<text:tab/></text:p>
        </text:list-item>
      </text:list>
      <text:p text:style-name="P3"/>
      <text:p text:style-name="P4"/>
      <text:p text:style-name="P4"/>
      <text:p text:style-name="P1">Project and implementation of relocation supporting web application<text:line-break/>using Python language utilities</text:p>
      <text:p text:style-name="P1"/>
      <text:p text:style-name="P2">Summary</text:p>
      <text:p text:style-name="P3"><text:tab/>Purpose of my (thesis) is development of relocation supporting project system and it's implementation in form of web application. System afford management user or removal companies accounts, advert management as well advanced search engine based on wide user preferences.</text:p>
      <text:p text:style-name="P3"><text:tab/>Present work contains review of similar web services and mobile app and specification of used technologies and programming languages.</text:p>
      <text:p text:style-name="P3"><text:tab/>Project was detailed ilustrated in the form of charts and diagrams and implementation was presented by source codes and screenshoots each functionalities.</text:p>
      <text:p text:style-name="P3"/>
      <text:p text:style-name="P2">Keywords:</text:p>
      <text:list xml:id="list32623929" text:continue-numbering="true" text:style-name="L1">
        <text:list-item>
          <text:p text:style-name="P6">Web application</text:p>
        </text:list-item>
        <text:list-item>
          <text:p text:style-name="P6">Python</text:p>
        </text:list-item>
        <text:list-item>
          <text:p text:style-name="P6">Django</text:p>
        </text:list-item>
        <text:list-item>
          <text:p text:style-name="P6">Bootstrap</text:p>
        </text:list-item>
        <text:list-item>
          <text:p text:style-name="P6">SQLite</text:p>
        </text:list-item>
        <text:list-item>
          <text:p text:style-name="P6">Google Maps<text:tab/></text:p>
        </text:list-item>
      </text:list>
      <text:p text:style-name="P3"/>
      <text:p text:style-name="P3"/>
      <text:p text:style-name="P3"/>
      <text:p text:style-name="P3"/>
      <text:p text:style-name="P3"/>
      <text:p text:style-name="P3"/>
      <text:p text:style-name="P3"/>
      <text:p text:style-name="P3"/>
      <text:p text:style-name="P2"><text:soft-page-break/>SPIS TREŚCI:</text:p>
      <text:list xml:id="list1242650113766784485" text:style-name="L2">
        <text:list-item>
          <text:p text:style-name="P9">WSTĘP</text:p>
        </text:list-item>
        <text:list-item>
          <text:p text:style-name="P9">CHARAKTERYSTYKA WYBRACNYCH APLIKACJI INTERNETOWYCH WYKONANYCH Z WYKORZYSTANIEM JĘZYKA PYTHON</text:p>
        </text:list-item>
        <text:list-item>
          <text:p text:style-name="P9">CHARAKTERYSTYKA WYBRANYCH ZAGADNIEŃ WSPOMAGANIA PRZEPROWADZEK</text:p>
        </text:list-item>
        <text:list-item>
          <text:p text:style-name="P9">OPRACOWANIE PROJEKTU APLIKACJI INTERNETOWEJ WSPOMAGAJĄCEJ PRZEPROWADZKI</text:p>
        </text:list-item>
        <text:list-item>
          <text:p text:style-name="P9">IMPLEMENTACJA OPROGRAMOWANIA DLA TWORZONEJ APLIKACJI</text:p>
        </text:list-item>
        <text:list-item>
          <text:p text:style-name="P9">TESTOWANIE DZIAŁANIA WYKONANEJ APLIKACJI INTERNETOWEJ</text:p>
        </text:list-item>
        <text:list-item>
          <text:p text:style-name="P9">PODSUMOWANIE</text:p>
        </text:list-item>
        <text:list-item>
          <text:p text:style-name="P9">LITERATURA</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1">WSTĘP</text:p>
      <text:p text:style-name="P3"><text:tab/>Celem mojej pracy dyplomowej jest opracowanie projektu systemu wspomagającego przeprowadzki oraz jego implementacja w formie aplikacji internetowej. System umożliwia zarządzanie kontami użytkowników/firm, zarządzanie ogłoszeniami oraz zaawansowaną wyszukiwarkę ogłoszeń bazującą na szerokich preferencjach użytkownika.</text:p>
      <text:p text:style-name="P3"><text:tab/>W niniejszej pracy zawarty jest przegląd podobnych serwisów internetowych lub aplikacji mobilnych oraz specyfikację wykorzystanych technologii oraz języków programowania.</text:p>
      <text:p text:style-name="P3"><text:tab/>Projekt został szczegółowo zilustrowany w postaci wykresów oraz diagramów, a implementacja została przedstawiona poprzez kody źródłowe oraz zrzuty ekranów poszczególnych funkcjonalności.</text:p>
      <text:p text:style-name="P3"><text:tab/>Dokument ten składa się z siedmiu rozdziałów przedstawiających najważniejsze aspekty pracy. We wstępie przedstawiony jest cel pracy oraz krótki opis poszczególnych rozdziałów. W rozdziale drugim pt. "<text:span text:style-name="T1">CHARAKTERYSTYKA WYBRACNYCH APLIKACJI INTERNETOWYCH WYKONANYCH Z WYKORZYSTANIEM JĘZYKA PYTHON</text:span>" przedstawiony został przegląd aplikacji internetowych przy których tworzeniu wykorzystane zostały biblioteki oraz dostępne Frameworki języka Python z którtkim opisem wad i zalet korzystania z tych technologii. Następny rozdział zatytułowany "<text:span text:style-name="T1">CHARAKTERYSTYKA WYBRANYCH ZAGADNIEŃ WSPOMAGANIA PRZEPROWADZEK</text:span>" zawiera opis zagadnień związanych z procesem przeprowadzek oraz niewielki przegląd podobnych, dostępnych na rynku rozwiązań. Rozdział numer cztery "<text:span text:style-name="T1">OPRACOWANIE PROJEKTU APLIKACJI INTERNETOWEJ WSPOMAGAJĄCEJ PRZEPROWADZKI</text:span>" zawiera opis wymagań projektu, opis procesów biznesowych, diagramy klas, diagramy przypadków użycia oraz strukturę interfejsu. Rozdział ten zawiera również opis wykorzystanej architektury aplikacji i wykorzystywanych narzędzi do tworzenia aplikacji. Kolejny rodział "<text:span text:style-name="T1">IMPLEMENTACJA OPROGRAMOWANIA DLA TWORZONEJ APLIKACJI</text:span>" zawiera opis modułów systemu wraz z kodami źródłowymi i zrzutami ekranu przedstawiającymi dane funkcjonalności. W tej części pracy zawarty jest również opis interfejsu użytkownika oraz opis REST API serwera. Rozdział szósty poświęcony został opisowi testów systemu wykonanych na podstawie przypadków testowych. Ostatni, siódmy rozdział zawiera podsumowanie pracy.</text:p>
      <text:p text:style-name="P3"/>
      <text:p text:style-name="P3">Dana aplikacja będzie realizowana z wykorzystaniem poniższych narzędzi:</text:p>
      <text:list xml:id="list8087866201386159199" text:style-name="L3">
        <text:list-item>
          <text:p text:style-name="P7">Python w wersji 3.7.3</text:p>
        </text:list-item>
        <text:list-item>
          <text:p text:style-name="P7">Django w wersji 2.2.3</text:p>
        </text:list-item>
        <text:list-item>
          <text:p text:style-name="P7">HTML 5</text:p>
        </text:list-item>
        <text:list-item>
          <text:p text:style-name="P7">CSS 3</text:p>
        </text:list-item>
        <text:list-item>
          <text:p text:style-name="P7">SQLite3</text:p>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text:soft-page-break/>2. CHARAKTERYSTYKA WYBRACNYCH APLIKACJI INTERNETOWYCH WYKONANYCH Z WYKORZYSTANIEM JĘZYKA PYTHON<text:line-break/></text:p>
      <text:p text:style-name="P2"><text:a xlink:type="simple" xlink:href="https://learn.onemonth.com/10-famous-websites-built-using-python/" text:style-name="Internet_20_link" text:visited-style-name="Visited_20_Internet_20_Link">https://learn.onemonth.com/10-famous-websites-built-using-python/</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55M4S</meta:editing-duration>
    <meta:editing-cycles>36</meta:editing-cycles>
    <meta:generator>OpenOffice/4.1.6$Win32 OpenOffice.org_project/416m1$Build-9790</meta:generator>
    <dc:date>2019-10-23T12:42:15.28</dc:date>
    <dc:creator>Mateusz Godlewski</dc:creator>
    <meta:document-statistic meta:table-count="0" meta:image-count="0" meta:object-count="0" meta:page-count="4" meta:paragraph-count="46" meta:word-count="540" meta:character-count="4489"/>
    <meta:user-defined meta:name="Info 1"/>
    <meta:user-defined meta:name="Info 2"/>
    <meta:user-defined meta:name="Info 3"/>
    <meta:user-defined meta:name="Info 4"/>
  </office:meta>
</office:document-meta>
</file>